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ce2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2.0201in" svg:x="3.6587in" svg:y="0.0646in">
            <draw:object draw:notify-on-update-of-ranges="Sheet1.B3:Sheet1.B13 Sheet1.A3:Sheet1.A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5.0937in" svg:height="1.9563in" svg:x="4.0354in" svg:y="2.163in">
            <draw:object draw:notify-on-update-of-ranges="Sheet1.B17:Sheet1.B20 Sheet1.C17:Sheet1.C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#2 ps_sca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float" office:value="2.8756" calcext:value-type="float">
            <text:p>2.8756</text:p>
          </table:table-cell>
          <table:table-cell office:value-type="float" office:value="11373" calcext:value-type="float">
            <text:p>11373</text:p>
          </table:table-cell>
          <table:table-cell table:formula="of:=[.A3]/[.B3]" office:value-type="float" office:value="0.000252844456168117" calcext:value-type="float">
            <text:p>0.0002528445</text:p>
          </table:table-cell>
        </table:table-row>
        <table:table-row table:style-name="ro1">
          <table:table-cell office:value-type="float" office:value="3.2386" calcext:value-type="float">
            <text:p>3.2386</text:p>
          </table:table-cell>
          <table:table-cell office:value-type="float" office:value="12819" calcext:value-type="float">
            <text:p>12819</text:p>
          </table:table-cell>
          <table:table-cell table:formula="of:=[.A4]/[.B4]" office:value-type="float" office:value="0.000252640611592168" calcext:value-type="float">
            <text:p>0.0002526406</text:p>
          </table:table-cell>
        </table:table-row>
        <table:table-row table:style-name="ro1">
          <table:table-cell office:value-type="float" office:value="3.6927" calcext:value-type="float">
            <text:p>3.6927</text:p>
          </table:table-cell>
          <table:table-cell office:value-type="float" office:value="14629" calcext:value-type="float">
            <text:p>14629</text:p>
          </table:table-cell>
          <table:table-cell table:formula="of:=[.A5]/[.B5]" office:value-type="float" office:value="0.000252423268849545" calcext:value-type="float">
            <text:p>0.0002524233</text:p>
          </table:table-cell>
        </table:table-row>
        <table:table-row table:style-name="ro1">
          <table:table-cell office:value-type="float" office:value="3.9861" calcext:value-type="float">
            <text:p>3.9861</text:p>
          </table:table-cell>
          <table:table-cell office:value-type="float" office:value="15802" calcext:value-type="float">
            <text:p>15802</text:p>
          </table:table-cell>
          <table:table-cell table:formula="of:=[.A6]/[.B6]" office:value-type="float" office:value="0.000252252879382357" calcext:value-type="float">
            <text:p>0.0002522529</text:p>
          </table:table-cell>
        </table:table-row>
        <table:table-row table:style-name="ro1">
          <table:table-cell office:value-type="float" office:value="4.8249" calcext:value-type="float">
            <text:p>4.8249</text:p>
          </table:table-cell>
          <table:table-cell office:value-type="float" office:value="19156" calcext:value-type="float">
            <text:p>19156</text:p>
          </table:table-cell>
          <table:table-cell table:formula="of:=[.A7]/[.B7]" office:value-type="float" office:value="0.00025187408644811" calcext:value-type="float">
            <text:p>0.0002518741</text:p>
          </table:table-cell>
        </table:table-row>
        <table:table-row table:style-name="ro1">
          <table:table-cell office:value-type="float" office:value="5.2812" calcext:value-type="float">
            <text:p>5.2812</text:p>
          </table:table-cell>
          <table:table-cell office:value-type="float" office:value="20981" calcext:value-type="float">
            <text:p>20981</text:p>
          </table:table-cell>
          <table:table-cell table:formula="of:=[.A8]/[.B8]" office:value-type="float" office:value="0.000251713455030742" calcext:value-type="float">
            <text:p>0.0002517135</text:p>
          </table:table-cell>
        </table:table-row>
        <table:table-row table:style-name="ro1">
          <table:table-cell office:value-type="float" office:value="5.8934" calcext:value-type="float">
            <text:p>5.8934</text:p>
          </table:table-cell>
          <table:table-cell office:value-type="float" office:value="23431" calcext:value-type="float">
            <text:p>23431</text:p>
          </table:table-cell>
          <table:table-cell table:formula="of:=[.A9]/[.B9]" office:value-type="float" office:value="0.000251521488626179" calcext:value-type="float">
            <text:p>0.0002515215</text:p>
          </table:table-cell>
        </table:table-row>
        <table:table-row table:style-name="ro1">
          <table:table-cell office:value-type="float" office:value="6.2041" calcext:value-type="float">
            <text:p>6.2041</text:p>
          </table:table-cell>
          <table:table-cell office:value-type="float" office:value="24674" calcext:value-type="float">
            <text:p>24674</text:p>
          </table:table-cell>
          <table:table-cell table:formula="of:=[.A10]/[.B10]" office:value-type="float" office:value="0.000251442814298452" calcext:value-type="float">
            <text:p>0.0002514428</text:p>
          </table:table-cell>
        </table:table-row>
        <table:table-row table:style-name="ro1">
          <table:table-cell office:value-type="float" office:value="7.0255" calcext:value-type="float">
            <text:p>7.0255</text:p>
          </table:table-cell>
          <table:table-cell office:value-type="float" office:value="27961" calcext:value-type="float">
            <text:p>27961</text:p>
          </table:table-cell>
          <table:table-cell table:formula="of:=[.A11]/[.B11]" office:value-type="float" office:value="0.000251260684524874" calcext:value-type="float">
            <text:p>0.0002512607</text:p>
          </table:table-cell>
        </table:table-row>
        <table:table-row table:style-name="ro1">
          <table:table-cell office:value-type="float" office:value="7.4331" calcext:value-type="float">
            <text:p>7.4331</text:p>
          </table:table-cell>
          <table:table-cell office:value-type="float" office:value="29596" calcext:value-type="float">
            <text:p>29596</text:p>
          </table:table-cell>
          <table:table-cell table:formula="of:=[.A12]/[.B12]" office:value-type="float" office:value="0.000251152182727396" calcext:value-type="float">
            <text:p>0.0002511522</text:p>
          </table:table-cell>
        </table:table-row>
        <table:table-row table:style-name="ro1">
          <table:table-cell office:value-type="float" office:value="7.953" calcext:value-type="float">
            <text:p>7.9530</text:p>
          </table:table-cell>
          <table:table-cell office:value-type="float" office:value="31681" calcext:value-type="float">
            <text:p>31681</text:p>
          </table:table-cell>
          <table:table-cell table:formula="of:=[.A13]/[.B13]" office:value-type="float" office:value="0.000251033742621761" calcext:value-type="float">
            <text:p>0.000251033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#2 batt_scaled</text:p>
          </table:table-cell>
          <table:table-cell table:style-name="ce2" table:number-columns-repeated="2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float" office:value="3.0309" calcext:value-type="float">
            <text:p>3.0309</text:p>
          </table:table-cell>
          <table:table-cell office:value-type="float" office:value="11951" calcext:value-type="float">
            <text:p>11951</text:p>
          </table:table-cell>
          <table:table-cell table:formula="of:=[.A17]" office:value-type="float" office:value="3.0309" calcext:value-type="float">
            <text:p>3.0309</text:p>
          </table:table-cell>
        </table:table-row>
        <table:table-row table:style-name="ro1">
          <table:table-cell office:value-type="float" office:value="3.4116" calcext:value-type="float">
            <text:p>3.4116</text:p>
          </table:table-cell>
          <table:table-cell office:value-type="float" office:value="13454" calcext:value-type="float">
            <text:p>13454</text:p>
          </table:table-cell>
          <table:table-cell table:formula="of:=[.A18]" office:value-type="float" office:value="3.4116" calcext:value-type="float">
            <text:p>3.4116</text:p>
          </table:table-cell>
        </table:table-row>
        <table:table-row table:style-name="ro1">
          <table:table-cell office:value-type="float" office:value="3.8623" calcext:value-type="float">
            <text:p>3.8623</text:p>
          </table:table-cell>
          <table:table-cell office:value-type="float" office:value="15246" calcext:value-type="float">
            <text:p>15246</text:p>
          </table:table-cell>
          <table:table-cell table:formula="of:=[.A19]" office:value-type="float" office:value="3.8623" calcext:value-type="float">
            <text:p>3.8623</text:p>
          </table:table-cell>
        </table:table-row>
        <table:table-row table:style-name="ro1">
          <table:table-cell office:value-type="float" office:value="4.0712" calcext:value-type="float">
            <text:p>4.0712</text:p>
          </table:table-cell>
          <table:table-cell office:value-type="float" office:value="16078" calcext:value-type="float">
            <text:p>16078</text:p>
          </table:table-cell>
          <table:table-cell table:formula="of:=[.A20]" office:value-type="float" office:value="4.0712" calcext:value-type="float">
            <text:p>4.0712</text:p>
          </table:table-cell>
        </table:table-row>
        <table:table-row table:style-name="ro1" table:number-rows-repeated="104855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1:45:11.333328151</meta:creation-date>
    <dc:date>2016-03-23T12:56:51.921836008</dc:date>
    <meta:editing-duration>PT56M28S</meta:editing-duration>
    <meta:editing-cycles>3</meta:editing-cycles>
    <meta:generator>LibreOffice/4.2.8.2$Linux_x86 LibreOffice_project/420m0$Build-2</meta:generator>
    <meta:document-statistic meta:table-count="1" meta:cell-count="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5.132cm" xlink:href=".." xlink:type="simple" chart:class="chart:scatter" chart:column-mapping="1 0" chart:style-name="ch1">
        <chart:legend chart:legend-position="end" svg:x="11.11cm" svg:y="1.73cm" style:legend-expansion="high" chart:style-name="ch2"/>
        <chart:plot-area chart:style-name="ch3" table:cell-range-address="Sheet1.A3:Sheet1.B13" svg:x="0.32cm" svg:y="0.102cm" svg:width="10.471cm" svg:height="4.928cm">
          <chartooo:coordinate-region svg:x="1.841cm" svg:y="0.314cm" svg:width="8.463cm" svg:height="4.04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13" chart:class="chart:scatter">
            <chart:domain table:cell-range-address="Sheet1.B3:Sheet1.B13"/>
            <chart:regression-curve chart:style-name="ch8">
              <chart:equation chart:display-equation="true" chart:display-r-square="true"/>
            </chart:regression-curve>
            <chart:regression-curve chart:style-name="ch9">
              <chart:equation chart:display-equation="true" chart:display-r-square="true" svg:x="2.05cm" svg:y="0.066cm"/>
            </chart:regression-curve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373">
                <text:p>11373</text:p>
                <draw:g>
                  <svg:desc>Sheet1.B3:Sheet1.B13</svg:desc>
                </draw:g>
              </table:table-cell>
              <table:table-cell office:value-type="float" office:value="2.8756">
                <text:p>2.8756</text:p>
                <draw:g>
                  <svg:desc>Sheet1.A3:Sheet1.A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819">
                <text:p>12819</text:p>
              </table:table-cell>
              <table:table-cell office:value-type="float" office:value="3.2386">
                <text:p>3.2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29">
                <text:p>14629</text:p>
              </table:table-cell>
              <table:table-cell office:value-type="float" office:value="3.6927">
                <text:p>3.69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02">
                <text:p>15802</text:p>
              </table:table-cell>
              <table:table-cell office:value-type="float" office:value="3.9861">
                <text:p>3.98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156">
                <text:p>19156</text:p>
              </table:table-cell>
              <table:table-cell office:value-type="float" office:value="4.8249">
                <text:p>4.82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981">
                <text:p>20981</text:p>
              </table:table-cell>
              <table:table-cell office:value-type="float" office:value="5.2812">
                <text:p>5.28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31">
                <text:p>23431</text:p>
              </table:table-cell>
              <table:table-cell office:value-type="float" office:value="5.8934">
                <text:p>5.8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674">
                <text:p>24674</text:p>
              </table:table-cell>
              <table:table-cell office:value-type="float" office:value="6.2041">
                <text:p>6.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61">
                <text:p>27961</text:p>
              </table:table-cell>
              <table:table-cell office:value-type="float" office:value="7.0255">
                <text:p>7.0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596">
                <text:p>29596</text:p>
              </table:table-cell>
              <table:table-cell office:value-type="float" office:value="7.4331">
                <text:p>7.4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681">
                <text:p>31681</text:p>
              </table:table-cell>
              <table:table-cell office:value-type="float" office:value="7.953">
                <text:p>7.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2.939cm" svg:height="4.97cm" xlink:href=".." xlink:type="simple" chart:class="chart:scatter" chart:style-name="ch1">
        <chart:legend chart:legend-position="end" svg:x="8.72cm" svg:y="1.911cm" style:legend-expansion="high" chart:style-name="ch2"/>
        <chart:plot-area chart:style-name="ch3" table:cell-range-address="Sheet1.B17:Sheet1.C20" svg:x="0.258cm" svg:y="0.099cm" svg:width="8.204cm" svg:height="4.772cm">
          <chartooo:coordinate-region svg:x="0.744cm" svg:y="0.312cm" svg:width="7.231cm" svg:height="3.8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7:Sheet1.C20" chart:class="chart:scatter">
            <chart:domain table:cell-range-address="Sheet1.B17:Sheet1.B20"/>
            <chart:regression-curve chart:style-name="ch7">
              <chart:equation chart:display-equation="true" chart:display-r-square="true" svg:x="1.299cm" svg:y="2.351cm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951">
                <text:p>11951</text:p>
                <draw:g>
                  <svg:desc>Sheet1.B17:Sheet1.B20</svg:desc>
                </draw:g>
              </table:table-cell>
              <table:table-cell office:value-type="float" office:value="3.0309">
                <text:p>3.0309</text:p>
                <draw:g>
                  <svg:desc>Sheet1.C17:Sheet1.C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54">
                <text:p>13454</text:p>
              </table:table-cell>
              <table:table-cell office:value-type="float" office:value="3.4116">
                <text:p>3.4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46">
                <text:p>15246</text:p>
              </table:table-cell>
              <table:table-cell office:value-type="float" office:value="3.8623">
                <text:p>3.86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78">
                <text:p>16078</text:p>
              </table:table-cell>
              <table:table-cell office:value-type="float" office:value="4.0712">
                <text:p>4.07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